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26mm"/>
    </style:style>
    <style:style style:name="co3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 fo:wrap-option="no-wrap" fo:border="0.99pt groove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 table:number-columns-spanned="3" table:number-rows-spanned="1">
            <text:p>Release 1</text:p>
          </table:table-cell>
          <table:covered-table-cell table:number-columns-repeated="2" table:style-name="ce4"/>
        </table:table-row>
        <table:table-row table:style-name="ro2">
          <table:table-cell table:style-name="ce1" office:value-type="string" calcext:value-type="string">
            <text:p>Sprint n°</text:p>
          </table:table-cell>
          <table:table-cell table:style-name="ce1" office:value-type="string" calcext:value-type="string">
            <text:p>Exigence</text:p>
          </table:table-cell>
          <table:table-cell table:style-name="ce6" office:value-type="string" calcext:value-type="string">
            <text:p>Priorité de l'exigenc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Sprint 1</text:p>
          </table:table-cell>
          <table:table-cell office:value-type="string" calcext:value-type="string">
            <text:p>Spécification du produ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Faire les tutoriaux R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Faire les tutoriaux ROS Turtleb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Faire les tutoriaux ROS Rvi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2"/>
          <table:table-cell table:style-name="ce2" office:value-type="string" calcext:value-type="string">
            <text:p>Prendre en main github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Sprint 2</text:p>
          </table:table-cell>
          <table:table-cell office:value-type="string" calcext:value-type="string">
            <text:p>Prendre en main le code déjà réalis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Écrire une node personnalis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 table:number-columns-spanned="1" table:number-rows-spanned="8">
            <text:p>Sprint 3</text:p>
          </table:table-cell>
          <table:table-cell office:value-type="string" calcext:value-type="string">
            <text:p>Tester les limites du code déjà exist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Réaliser le PDD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Réaliser le plan de rou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Réaliser le Gant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Réaliser l'analyse des ris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Réaliser l'arbre pro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Réaliser le backlog produ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Préparer la présention oral (ppt)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0:05:35.326292898</meta:creation-date>
    <dc:date>2017-11-08T10:52:57.050600354</dc:date>
    <meta:editing-duration>PT13M32S</meta:editing-duration>
    <meta:editing-cycles>1</meta:editing-cycles>
    <meta:document-statistic meta:table-count="1" meta:cell-count="37" meta:object-count="0"/>
    <meta:generator>LibreOffice/5.0.3.2$Linux_X86_64 LibreOffice_project/00m0$Build-2</meta:generator>
  </office:meta>
</office:document-meta>
</file>